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47b1" officeooo:paragraph-rsid="001947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Desktop Icon Generator</text:p>
      <text:p text:style-name="P1"/>
      <text:p text:style-name="P1">Um programa para gerar os icones de desktop pro ubuntu.</text:p>
      <text:p text:style-name="P1"/>
      <text:p text:style-name="P1">No ubuntu eu tenho que criar um arquivo texto no desktop com as propriedades corretas para que o icone funcione como funciona no windows. Esse programa gerará o arquivo .desktop para servir de atalho.</text:p>
      <text:p text:style-name="P1"/>
      <text:p text:style-name="P1">Forma de usar:</text:p>
      <text:p text:style-name="P1">Eu vou abrir o programa, informar o comando, o nome do icone e o path do icone e então clicar no botão Criar. Aí o icone será criado na área de trabalho do ubunt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09:59:21.076781626</meta:creation-date>
    <dc:date>2017-12-03T10:05:48.609453671</dc:date>
    <meta:editing-duration>PT6M28S</meta:editing-duration>
    <meta:editing-cycles>1</meta:editing-cycles>
    <meta:document-statistic meta:table-count="0" meta:image-count="0" meta:object-count="0" meta:page-count="1" meta:paragraph-count="5" meta:word-count="85" meta:character-count="457" meta:non-whitespace-character-count="377"/>
    <meta:generator>LibreOffice/5.1.6.2$Linux_X86_64 LibreOffice_project/10m0$Build-2</meta:generator>
  </office:meta>
</office:document-meta>
</file>